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cd83" officeooo:paragraph-rsid="001dcd83"/>
    </style:style>
    <style:style style:name="P2" style:family="paragraph" style:parent-style-name="Standard">
      <style:text-properties officeooo:rsid="0027979b" officeooo:paragraph-rsid="0027979b"/>
    </style:style>
    <style:style style:name="P3" style:family="paragraph" style:parent-style-name="Standard">
      <style:text-properties officeooo:rsid="00285e00" officeooo:paragraph-rsid="00285e00"/>
    </style:style>
    <style:style style:name="P4" style:family="paragraph" style:parent-style-name="Standard" style:list-style-name="L1">
      <style:text-properties officeooo:rsid="00297e9e" officeooo:paragraph-rsid="00297e9e"/>
    </style:style>
    <style:style style:name="P5" style:family="paragraph" style:parent-style-name="Standard">
      <style:text-properties officeooo:rsid="00297e9e" officeooo:paragraph-rsid="00297e9e"/>
    </style:style>
    <style:style style:name="P6" style:family="paragraph" style:parent-style-name="Standard">
      <style:text-properties officeooo:rsid="002a3275" officeooo:paragraph-rsid="002a3275"/>
    </style:style>
    <style:style style:name="P7" style:family="paragraph" style:parent-style-name="Standard" style:list-style-name="L2">
      <style:text-properties officeooo:rsid="002afb27" officeooo:paragraph-rsid="002afb27"/>
    </style:style>
    <style:style style:name="P8" style:family="paragraph" style:parent-style-name="Standard" style:list-style-name="L2">
      <style:text-properties officeooo:rsid="002afe33" officeooo:paragraph-rsid="002afe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 fines et program for å regne ut energi og konsekvensene av branner (f.eks pool fire) </text:p>
      <text:p text:style-name="P1"/>
      <text:p text:style-name="P1"/>
      <text:p text:style-name="P1"/>
      <text:p text:style-name="P1"/>
      <text:p text:style-name="P6">Lagring av metanol </text:p>
      <text:p text:style-name="P2">Stockage et manipulation</text:p>
      <text:p text:style-name="P3">P-ene på varslingene står for Prévention</text:p>
      <text:list xml:id="list1285716601093545244" text:style-name="L1">
        <text:list-item>
          <text:p text:style-name="P4">Det beskriver litt mer hvordan unngå ulykker med tingen </text:p>
        </text:list-item>
      </text:list>
      <text:p text:style-name="P5"/>
      <text:list xml:id="list8080414909156531991" text:style-name="L2">
        <text:list-item>
          <text:p text:style-name="P7">Beholderen må holdes vantett</text:p>
        </text:list-item>
        <text:list-item>
          <text:p text:style-name="P7">Sørg for at alt er gjordet (+ Unngå statisk utladnig )</text:p>
        </text:list-item>
        <text:list-item>
          <text:p text:style-name="P8">Ikke spis, drikke eller røyk mens man håndterer metanol 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9:17:59.781684668</meta:creation-date>
    <meta:generator>LibreOffice/5.1.6.2$Linux_X86_64 LibreOffice_project/10m0$Build-2</meta:generator>
    <dc:date>2019-04-18T11:21:34.724660095</dc:date>
    <meta:editing-duration>PT2H3M35S</meta:editing-duration>
    <meta:editing-cycles>9</meta:editing-cycles>
    <meta:document-statistic meta:table-count="0" meta:image-count="0" meta:object-count="0" meta:page-count="1" meta:paragraph-count="9" meta:word-count="66" meta:character-count="375" meta:non-whitespace-character-count="318"/>
  </office:meta>
</office:document-meta>
</file>